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4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99.2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30.44mm"/>
    </style:style>
    <style:style style:name="co9" style:family="table-column">
      <style:table-column-properties fo:break-before="auto" style:column-width="24.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1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00ff7f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7f00"/>
    </style:style>
    <style:style style:name="ce4" style:family="table-cell" style:parent-style-name="Default">
      <style:table-cell-properties fo:background-color="#7fff00"/>
    </style:style>
    <style:style style:name="ce12" style:family="table-cell" style:parent-style-name="Default">
      <style:table-cell-properties fo:background-color="#007fff"/>
    </style:style>
  </office:automatic-styles>
  <office:body>
    <office:spreadsheet>
      <table:calculation-settings table:automatic-find-labels="false" table:use-regular-expressions="false" table:use-wildcards="true"/>
      <table:table table:name="enlightChildL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Enlight Child LED (worktitl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0.0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ed</text:p>
          </table:table-cell>
          <table:table-cell office:value-type="string" calcext:value-type="string">
            <text:p>Do 21 Dez 2017 11:23:52 C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pan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nt 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nt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nt 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ment 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Parts</text:p>
          </table:table-cell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Unique Parts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nm.: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nm.:</text:p>
          </table:table-cell>
          <table:table-cell/>
        </table:table-row>
        <table:table-row table:style-name="ro1">
          <table:table-cell office:value-type="string" calcext:value-type="string">
            <text:p>BT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style-name="ce6" office:value-type="string" calcext:value-type="string">
            <text:p>Battery_Holders:Keystone_2479_3xAAA</text:p>
          </table:table-cell>
          <table:table-cell office:value-type="string" calcext:value-type="string">
            <text:p>BA3AAPC-ND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7.42" calcext:value-type="float">
            <text:p>27,4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1pcs-Set-18650-Li-ion-Battery-For-Flashlight-For-4-6800mah-18650-Li-ion-Battery-1/32790079648.html?ws_ab_test=searchweb0_0,searchweb201602_4_10152_10151_10065_10344_10068_10342_10343_10059_10340_10314_10341_10534_100031_10084_10604_10083_10103_10307_10615_10303_10142,searchweb201603_32,ppcSwitch_4&amp;algo_expid=78c8626a-7661-4cc0-bf8c-5f1848d1f50d-2&amp;algo_pvid=78c8626a-7661-4cc0-bf8c-5f1848d1f50d&amp;priceBeautifyAB=0</text:p>
          </table:table-cell>
        </table:table-row>
        <table:table-row table:style-name="ro1">
          <table:table-cell office:value-type="string" calcext:value-type="string">
            <text:p>C202 C209 C201 C325 C324 C323 C322 C321 C320 C319 C318 C317 C316 C315 C314 C313 C312 C311 C310 C309 C308 C307 C306 C305 C304 C303 C302 C301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0n</text:p>
          </table:table-cell>
          <table:table-cell table:style-name="ce6" office:value-type="string" calcext:value-type="string">
            <text:p>Capacitors_SMD:C_0603</text:p>
          </table:table-cell>
          <table:table-cell office:value-type="string" calcext:value-type="string">
            <text:p>399-1095-2-ND </text:p>
          </table:table-cell>
          <table:table-cell office:value-type="float" office:value="4000" calcext:value-type="float">
            <text:p>4000</text:p>
          </table:table-cell>
          <table:table-cell table:style-name="ce3" office:value-type="float" office:value="17.78" calcext:value-type="float">
            <text:p>17,7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.99" calcext:value-type="float">
            <text:p>4,9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100pcs-lot-18pF-NPO-Error-5-50V-0603-smd-capacitor/32319259131.html?ws_ab_test=searchweb0_0,searchweb201602_4_10152_10151_10065_10344_10068_10342_10343_10059_10340_10314_10341_10534_100031_10084_10604_10083_10103_10307_10615_10303_10142,searchweb201603_32,ppcSwitch_4&amp;algo_expid=657fe254-fec3-41de-a39d-c5b464011f89-1&amp;algo_pvid=657fe254-fec3-41de-a39d-c5b464011f89&amp;priceBeautifyAB=0</text:p>
          </table:table-cell>
        </table:table-row>
        <table:table-row table:style-name="ro1">
          <table:table-cell office:value-type="string" calcext:value-type="string">
            <text:p>C2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table:style-name="ce6" office:value-type="string" calcext:value-type="string">
            <text:p>Capacitors_SMD:C_0603</text:p>
          </table:table-cell>
          <table:table-cell office:value-type="string" calcext:value-type="string">
            <text:p>399-3118-1-ND </text:p>
          </table:table-cell>
          <table:table-cell office:value-type="float" office:value="10" calcext:value-type="float">
            <text:p>10</text:p>
          </table:table-cell>
          <table:table-cell office:value-type="float" office:value="0.41" calcext:value-type="float">
            <text:p>0,4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Free-shipping-0603-SMD-capacitor-1UF-50V-105M-100PCS/32371840299.html?ws_ab_test=searchweb0_0,searchweb201602_4_10152_10151_10065_10344_10068_10342_10343_10059_10340_10314_10341_10534_100031_10084_10604_10083_10103_10307_10615_10303_10142,searchweb201603_32,ppcSwitch_4&amp;algo_expid=246b8dbb-3e13-40c1-aeaf-420c2ecabdf8-1&amp;algo_pvid=246b8dbb-3e13-40c1-aeaf-420c2ecabdf8&amp;priceBeautifyAB=0</text:p>
          </table:table-cell>
        </table:table-row>
        <table:table-row table:style-name="ro1">
          <table:table-cell office:value-type="string" calcext:value-type="string">
            <text:p>C2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 table:style-name="ce6" office:value-type="string" calcext:value-type="string">
            <text:p>Capacitors_SMD:C_0603</text:p>
          </table:table-cell>
          <table:table-cell office:value-type="string" calcext:value-type="string">
            <text:p>1276-6684-1-ND </text:p>
          </table:table-cell>
          <table:table-cell office:value-type="float" office:value="10" calcext:value-type="float">
            <text:p>10</text:p>
          </table:table-cell>
          <table:table-cell office:value-type="float" office:value="0.88" calcext:value-type="float">
            <text:p>0,8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MCIGICM-200pcs-0805-smd-capacitor-ceramic-22pf-100nf-1uf-2-2uf-4-7uf-10uf-47uf-22uf/32842027469.html?ws_ab_test=searchweb0_0,searchweb201602_4_10152_10151_10065_10344_10068_10342_10343_10059_10340_10314_10341_10534_100031_10084_10604_10083_10103_10307_10615_10303_10142,searchweb201603_32,ppcSwitch_4&amp;algo_expid=72683e54-55b0-4f32-8357-0552ca3c2a62-1&amp;algo_pvid=72683e54-55b0-4f32-8357-0552ca3c2a62&amp;priceBeautifyAB=0</text:p>
          </table:table-cell>
        </table:table-row>
        <table:table-row table:style-name="ro1">
          <table:table-cell office:value-type="string" calcext:value-type="string">
            <text:p>C205 C206 C204 C21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table:style-name="ce6" office:value-type="string" calcext:value-type="string">
            <text:p>Capacitors_SMD:C_0603</text:p>
          </table:table-cell>
          <table:table-cell office:value-type="string" calcext:value-type="string">
            <text:p>732-7933-1-ND </text:p>
          </table:table-cell>
          <table:table-cell office:value-type="float" office:value="50" calcext:value-type="float">
            <text:p>50</text:p>
          </table:table-cell>
          <table:table-cell office:value-type="float" office:value="1.62" calcext:value-type="float">
            <text:p>1,6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MCIGICM-200pcs-0805-smd-capacitor-ceramic-22pf-100nf-1uf-2-2uf-4-7uf-10uf-47uf-22uf/32842027469.html?ws_ab_test=searchweb0_0,searchweb201602_4_10152_10151_10065_10344_10068_10342_10343_10059_10340_10314_10341_10534_100031_10084_10604_10083_10103_10307_10615_10303_10142,searchweb201603_32,ppcSwitch_4&amp;algo_expid=72683e54-55b0-4f32-8357-0552ca3c2a62-1&amp;algo_pvid=72683e54-55b0-4f32-8357-0552ca3c2a62&amp;priceBeautifyAB=0</text:p>
          </table:table-cell>
        </table:table-row>
        <table:table-row table:style-name="ro1">
          <table:table-cell office:value-type="string" calcext:value-type="string">
            <text:p>C208 C20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table:style-name="ce6" office:value-type="string" calcext:value-type="string">
            <text:p>Capacitors_SMD:C_0603</text:p>
          </table:table-cell>
          <table:table-cell office:value-type="string" calcext:value-type="string">
            <text:p>587-3258-1-ND </text:p>
          </table:table-cell>
          <table:table-cell office:value-type="float" office:value="20" calcext:value-type="float">
            <text:p>20</text:p>
          </table:table-cell>
          <table:table-cell office:value-type="float" office:value="2.22" calcext:value-type="float">
            <text:p>2,2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MCIGICM-200pcs-0805-smd-capacitor-ceramic-22pf-100nf-1uf-2-2uf-4-7uf-10uf-47uf-22uf/32842027469.html?ws_ab_test=searchweb0_0,searchweb201602_4_10152_10151_10065_10344_10068_10342_10343_10059_10340_10314_10341_10534_100031_10084_10604_10083_10103_10307_10615_10303_10142,searchweb201603_32,ppcSwitch_4&amp;algo_expid=72683e54-55b0-4f32-8357-0552ca3c2a62-1&amp;algo_pvid=72683e54-55b0-4f32-8357-0552ca3c2a62&amp;priceBeautifyAB=0</text:p>
          </table:table-cell>
        </table:table-row>
        <table:table-row table:style-name="ro1">
          <table:table-cell office:value-type="string" calcext:value-type="string">
            <text:p>J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table:style-name="ce6" office:value-type="string" calcext:value-type="string">
            <text:p>Connectors:Wafer_Vertical15x5.8x7RM2.5-5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same as I24</text:p>
          </table:table-cell>
          <table:table-cell table:number-columns-repeated="2"/>
          <table:table-cell office:value-type="string" calcext:value-type="string">
            <text:p>see below</text:p>
          </table:table-cell>
          <table:table-cell/>
        </table:table-row>
        <table:table-row table:style-name="ro1">
          <table:table-cell office:value-type="string" calcext:value-type="string">
            <text:p>J2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table:style-name="ce6" office:value-type="string" calcext:value-type="string">
            <text:p>Connectors:USB_Mini-B</text:p>
          </table:table-cell>
          <table:table-cell table:style-name="ce1" office:value-type="string" calcext:value-type="string">
            <text:p>609-4613-1-ND</text:p>
          </table:table-cell>
          <table:table-cell office:value-type="float" office:value="10" calcext:value-type="float">
            <text:p>10</text:p>
          </table:table-cell>
          <table:table-cell office:value-type="float" office:value="3.66" calcext:value-type="float">
            <text:p>3,6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Free-Shipping-10pcs-Micro-USB-5pin-B-type-Female-Connector-For-Mobile-Phone-Micro-USB/32696736555.html?s=p&amp;ws_ab_test=searchweb0_0,searchweb201602_4_10152_10151_10065_10344_10068_10342_10343_10059_10340_10314_10341_10534_100031_10084_10604_10083_10103_10307_10615_10303_10142,searchweb201603_32,ppcSwitch_4&amp;algo_expid=98ce454b-56c5-4d0a-ac45-41c21b12a34c-4&amp;algo_pvid=98ce454b-56c5-4d0a-ac45-41c21b12a34c&amp;priceBeautifyAB=0</text:p>
          </table:table-cell>
        </table:table-row>
        <table:table-row table:style-name="ro1">
          <table:table-cell office:value-type="string" calcext:value-type="string">
            <text:p>J3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FEMALE</text:p>
          </table:table-cell>
          <table:table-cell table:style-name="ce6" office:value-type="string" calcext:value-type="string">
            <text:p>Connectors:PINHEAD1-3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10x40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PinHeader-Male-10lines-40pin-BLACK-2-54mm-Pitch-Straight-PL-11-5-Single-Row/32806123987.html?ws_ab_test=searchweb0_0,searchweb201602_4_10152_10151_10065_10344_10068_10342_10343_10059_10340_10314_10341_10534_100031_10084_10604_10083_10103_10307_10615_10303_10142,searchweb201603_32,ppcSwitch_4&amp;algo_expid=3c79099c-e1b0-4770-9ef1-add0d5a8b1a5-0&amp;algo_pvid=3c79099c-e1b0-4770-9ef1-add0d5a8b1a5&amp;priceBeautifyAB=0</text:p>
          </table:table-cell>
        </table:table-row>
        <table:table-row table:style-name="ro1">
          <table:table-cell office:value-type="string" calcext:value-type="string">
            <text:p>LED325 LED324 LED323 LED322 LED321 LED320 LED319 LED318 LED317 LED316 LED315 LED314 LED313 LED312 LED311 LED310 LED309 LED308 LED307 LED306 LED305 LED304 LED303 LED302 LED301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S2812B</text:p>
          </table:table-cell>
          <table:table-cell table:style-name="ce6" office:value-type="string" calcext:value-type="string">
            <text:p>LEDs:LED_WS2812B-PLCC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250 needed</text:p>
          </table:table-cell>
          <table:table-cell/>
        </table:table-row>
        <table:table-row table:style-name="ro1">
          <table:table-cell office:value-type="string" calcext:value-type="string">
            <text:p>16M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_GND3</text:p>
          </table:table-cell>
          <table:table-cell table:style-name="ce5" office:value-type="string" calcext:value-type="string">
            <text:p>Crystals:Resonator_SMD_muRata_SFSKA-3pin_7.9x3.8mm</text:p>
          </table:table-cell>
          <table:table-cell table:style-name="ce1" office:value-type="string" calcext:value-type="string">
            <text:p>1253-1084-1-ND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,3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T201 POT202 POT20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500k</text:p>
          </table:table-cell>
          <table:table-cell table:style-name="ce6" office:value-type="string" calcext:value-type="string">
            <text:p>Potentiometers:Potentiometer_Bourns_PTV09A-1_Horizontal</text:p>
          </table:table-cell>
          <table:table-cell table:style-name="ce1" office:value-type="string" calcext:value-type="string">
            <text:p>PTV09A-4020F-A504-ND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6.87" calcext:value-type="float">
            <text:p>16,87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PN_BCE</text:p>
          </table:table-cell>
          <table:table-cell table:style-name="ce6" office:value-type="string" calcext:value-type="string">
            <text:p>TO_SOT_Packages_SMD:SOT-23</text:p>
          </table:table-cell>
          <table:table-cell table:style-name="ce1" office:value-type="string" calcext:value-type="string">
            <text:p>ZXTN07012EFFCT-ND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5.12" calcext:value-type="float">
            <text:p>5,1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Free-Shipping-100PCS-SMD-S8050-J3Y-NPN-SMD-Transistor-SOT-23/793888983.html?ws_ab_test=searchweb0_0,searchweb201602_4_10152_10151_10065_10344_10068_10342_10343_10059_10340_10314_10341_10534_100031_10084_10604_10083_10103_10307_10615_10303_10142,searchweb201603_32,ppcSwitch_4&amp;algo_expid=ef510f3a-2ad9-451c-839a-2fa7b17fa03c-0&amp;algo_pvid=ef510f3a-2ad9-451c-839a-2fa7b17fa03c&amp;priceBeautifyAB=0</text:p>
          </table:table-cell>
        </table:table-row>
        <table:table-row table:style-name="ro1">
          <table:table-cell office:value-type="string" calcext:value-type="string">
            <text:p>R204 R20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table:style-name="ce6" office:value-type="string" calcext:value-type="string">
            <text:p>Resistors_SMD:R_0603</text:p>
          </table:table-cell>
          <table:table-cell table:style-name="ce1" office:value-type="string" calcext:value-type="string">
            <text:p>311-10KGRCT-ND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et A</text:p>
          </table:table-cell>
          <table:table-cell office:value-type="float" office:value="20" calcext:value-type="float">
            <text:p>20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Free-shipping-Hot-sale-0603-SMD-Resistor-Kit-Assorted-Kit-1ohm-10M-ohm-1-36valuesX20pcs-720pcs/32359683117.html?ws_ab_test=searchweb0_0,searchweb201602_4_10152_10151_10065_10344_10068_10342_10343_10059_10340_10314_10341_10534_100031_10084_10604_10083_10103_10307_10615_10303_10142,searchweb201603_32,ppcSwitch_4&amp;algo_expid=6786e1c1-40b2-4358-bf4a-1fca671e0d0c-1&amp;algo_pvid=6786e1c1-40b2-4358-bf4a-1fca671e0d0c&amp;priceBeautifyAB=0</text:p>
          </table:table-cell>
        </table:table-row>
        <table:table-row table:style-name="ro2">
          <table:table-cell office:value-type="string" calcext:value-type="string">
            <text:p>R2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table:style-name="ce6" office:value-type="string" calcext:value-type="string">
            <text:p>Resistors_SMD:R_0603</text:p>
          </table:table-cell>
          <table:table-cell table:style-name="ce1" office:value-type="string" calcext:value-type="string">
            <text:p>311-1.0MGRCT-ND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et 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2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M</text:p>
          </table:table-cell>
          <table:table-cell table:style-name="ce6" office:value-type="string" calcext:value-type="string">
            <text:p>Resistors_SMD:R_0603</text:p>
          </table:table-cell>
          <table:table-cell table:style-name="ce1" office:value-type="string" calcext:value-type="string">
            <text:p>311-1.5MGRCT-ND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et 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k</text:p>
          </table:table-cell>
          <table:table-cell table:style-name="ce6" office:value-type="string" calcext:value-type="string">
            <text:p>Resistors_SMD:R_0603</text:p>
          </table:table-cell>
          <table:table-cell table:style-name="ce1" office:value-type="string" calcext:value-type="string">
            <text:p>541-5.10KHCT-ND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5.1k !!</text:p>
          </table:table-cell>
          <table:table-cell office:value-type="string" calcext:value-type="string">
            <text:p>set 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3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M</text:p>
          </table:table-cell>
          <table:table-cell table:style-name="ce6" office:value-type="string" calcext:value-type="string">
            <text:p>Resistors_SMD:R_0603</text:p>
          </table:table-cell>
          <table:table-cell table:style-name="ce1" office:value-type="string" calcext:value-type="string">
            <text:p>311-5.1MGRCT-ND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et 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PDT_x2</text:p>
          </table:table-cell>
          <table:table-cell table:style-name="ce6" office:value-type="string" calcext:value-type="string">
            <text:p>Buttons_Switches_SMD:SW_SPDT_PCM12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nly 0.3 A</text:p>
          </table:table-cell>
          <table:table-cell office:value-type="float" office:value="50" calcext:value-type="float">
            <text:p>50</text:p>
          </table:table-cell>
          <table:table-cell office:value-type="float" office:value="5.57" calcext:value-type="float">
            <text:p>5,5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On-Off-2-Position-SPDT-Horizontal-Miniature-SMT-SMD-Slide-Switch/32224673665.html?ws_ab_test=searchweb0_0,searchweb201602_4_10152_10151_10065_10344_10068_10342_10343_10059_10340_10314_10341_10534_100031_10084_10604_10083_10103_10307_10615_10303_10142,searchweb201603_32,ppcSwitch_4&amp;algo_expid=ce8ff0b6-967e-441d-b955-16416e578f86-0&amp;algo_pvid=ce8ff0b6-967e-441d-b955-16416e578f86&amp;priceBeautifyAB=0</text:p>
          </table:table-cell>
        </table:table-row>
        <table:table-row table:style-name="ro1">
          <table:table-cell office:value-type="string" calcext:value-type="string">
            <text:p>SW202 SW203 SW20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Push</text:p>
          </table:table-cell>
          <table:table-cell table:style-name="ce6" office:value-type="string" calcext:value-type="string">
            <text:p>Buttons_Switches_THT:SW_PUSH_6mm</text:p>
          </table:table-cell>
          <table:table-cell table:style-name="ce1" office:value-type="string" calcext:value-type="string">
            <text:p>450-1650-ND</text:p>
          </table:table-cell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100pcs-6-6-5mm-4pin-Quality-Mini-Micro-Momentary-Tactile-Push-Button-Switch/32753141267.html?ws_ab_test=searchweb0_0,searchweb201602_4_10152_10151_10065_10344_10068_10342_10343_10059_10340_10314_10341_10534_100031_10084_10604_10083_10103_10307_10615_10303_10142,searchweb201603_32,ppcSwitch_4&amp;algo_expid=c17ea4dc-8590-4643-9c72-f15e9de75da3-30&amp;algo_pvid=c17ea4dc-8590-4643-9c72-f15e9de75da3&amp;priceBeautifyAB=0</text:p>
          </table:table-cell>
        </table:table-row>
        <table:table-row table:style-name="ro1">
          <table:table-cell office:value-type="string" calcext:value-type="string">
            <text:p>TH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ve 500mA</text:p>
          </table:table-cell>
          <table:table-cell table:style-name="ce6" office:value-type="string" calcext:value-type="string">
            <text:p>Resistors_SMD:R_0402</text:p>
          </table:table-cell>
          <table:table-cell office:value-type="string" calcext:value-type="string">
            <text:p>!!!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ttps://www.aliexpress.com/item/20PCS-0805-500MA-0-5A-SMD-PTC-resettable-fuse/32705112154.html?ws_ab_test=searchweb0_0,searchweb201602_4_10152_10151_10065_10344_10068_10342_10343_10059_10340_10314_10341_10534_100031_10084_10604_10083_10103_10307_10615_10303_10142,searchweb201603_32,ppcSwitch_4&amp;algo_expid=540ea1f9-e552-44ed-aa49-a5fff85291b7-3&amp;algo_pvid=540ea1f9-e552-44ed-aa49-a5fff85291b7&amp;priceBeautifyAB=0</text:p>
          </table:table-cell>
        </table:table-row>
        <table:table-row table:style-name="ro1">
          <table:table-cell office:value-type="string" calcext:value-type="string">
            <text:p>U2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1F4Px</text:p>
          </table:table-cell>
          <table:table-cell table:style-name="ce6" office:value-type="string" calcext:value-type="string">
            <text:p>Housings_SSOP:TSSOP-20_4.4x6.5mm_Pitch0.65mm</text:p>
          </table:table-cell>
          <table:table-cell table:style-name="ce1" office:value-type="string" calcext:value-type="string">
            <text:p>497-17338-ND</text:p>
          </table:table-cell>
          <table:table-cell office:value-type="float" office:value="10" calcext:value-type="float">
            <text:p>10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16kB vers.</text:p>
          </table:table-cell>
          <table:table-cell office:value-type="string" calcext:value-type="string">
            <text:p>not avail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31-33</text:p>
          </table:table-cell>
          <table:table-cell table:style-name="ce5" office:value-type="string" calcext:value-type="string">
            <text:p>TO_SOT_Packages_SMD:SOT-23-5</text:p>
          </table:table-cell>
          <table:table-cell table:style-name="ce1" office:value-type="string" calcext:value-type="string">
            <text:p>576-4764-1-N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otal:</text:p>
          </table:table-cell>
          <table:table-cell/>
          <table:table-cell table:style-name="ce4" table:formula="of:=SUM([.G16:.G38])" office:value-type="float" office:value="97.94" calcext:value-type="float">
            <text:p>97,94</text:p>
          </table:table-cell>
          <table:table-cell/>
          <table:table-cell office:value-type="string" calcext:value-type="string">
            <text:p>total:</text:p>
          </table:table-cell>
          <table:table-cell/>
          <table:table-cell table:style-name="ce4" table:formula="of:=SUM([.K16:.K38]) * 0.82" office:value-type="float" office:value="37.638" calcext:value-type="float">
            <text:p>37,638</text:p>
          </table:table-cell>
          <table:table-cell office:value-type="string" calcext:value-type="string">
            <text:p>Eu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ice / Unit :</text:p>
          </table:table-cell>
          <table:table-cell/>
          <table:table-cell table:style-name="ce5" table:formula="of:=[.G39]/10" office:value-type="float" office:value="9.794" calcext:value-type="float">
            <text:p>9,794</text:p>
          </table:table-cell>
          <table:table-cell table:number-columns-repeated="3"/>
          <table:table-cell table:style-name="ce5" table:formula="of:=[.K39]/10" office:value-type="float" office:value="3.7638" calcext:value-type="float">
            <text:p>3,7638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OM made with KICAD_BOM_WIZARD (https://github.com/HashDefineElectronics/KiCad_BOM_Wizard.git)</text:p>
          </table:table-cell>
          <table:table-cell table:number-columns-repeated="6"/>
          <table:table-cell table:style-name="ce12" office:value-type="string" calcext:value-type="string">
            <text:p>Ordered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Anm.:</text:p>
          </table:table-cell>
          <table:table-cell table:style-name="ce1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Generated Do 21 Dez 2017 11:23:52 CET</text:p>
          </table:table-cell>
          <table:table-cell table:number-columns-repeated="6"/>
          <table:table-cell office:value-type="string" calcext:value-type="string">
            <text:p>SMD CAP</text:p>
          </table:table-cell>
          <table:table-cell office:value-type="string" calcext:value-type="string">
            <text:p>100 nF 0603</text:p>
          </table:table-cell>
          <table:table-cell office:value-type="float" office:value="500" calcext:value-type="float">
            <text:p>500</text:p>
          </table:table-cell>
          <table:table-cell office:value-type="float" office:value="4.14" calcext:value-type="float">
            <text:p>4,14</text:p>
          </table:table-cell>
          <table:table-cell/>
          <table:table-cell office:value-type="string" calcext:value-type="string">
            <text:p>https://www.aliexpress.com/item/100pcs-lot-18pF-NPO-Error-5-50V-0603-smd-capacitor/32319259131.html?ws_ab_test=searchweb0_0,searchweb201602_4_10152_10151_10065_10344_10068_10342_10343_10059_10340_10314_10341_10534_100031_10084_10604_10083_10103_10307_10615_10303_10142,searchweb201603_32,ppcSwitch_4&amp;algo_expid=657fe254-fec3-41de-a39d-c5b464011f89-1&amp;algo_pvid=657fe254-fec3-41de-a39d-c5b464011f89&amp;priceBeautifyAB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D CAP</text:p>
          </table:table-cell>
          <table:table-cell office:value-type="string" calcext:value-type="string">
            <text:p>1 µF 0603</text:p>
          </table:table-cell>
          <table:table-cell office:value-type="float" office:value="200" calcext:value-type="float">
            <text:p>200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string" calcext:value-type="string">
            <text:p>https://www.aliexpress.com/item/Free-shipping-0603-SMD-capacitor-1UF-50V-105M-100PCS/32371840299.html?ws_ab_test=searchweb0_0,searchweb201602_4_10152_10151_10065_10344_10068_10342_10343_10059_10340_10314_10341_10534_100031_10084_10604_10083_10103_10307_10615_10303_10142,searchweb201603_32,ppcSwitch_4&amp;algo_expid=246b8dbb-3e13-40c1-aeaf-420c2ecabdf8-1&amp;algo_pvid=246b8dbb-3e13-40c1-aeaf-420c2ecabdf8&amp;priceBeautifyAB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ATT HOLDER</text:p>
          </table:table-cell>
          <table:table-cell office:value-type="string" calcext:value-type="string">
            <text:p>3x AAA</text:p>
          </table:table-cell>
          <table:table-cell office:value-type="float" office:value="4" calcext:value-type="float">
            <text:p>4</text:p>
          </table:table-cell>
          <table:table-cell office:value-type="float" office:value="2.56" calcext:value-type="float">
            <text:p>2,56</text:p>
          </table:table-cell>
          <table:table-cell/>
          <table:table-cell office:value-type="string" calcext:value-type="string">
            <text:p>https://www.aliexpress.com/item/1pcs-Set-18650-Li-ion-Battery-For-Flashlight-For-4-6800mah-18650-Li-ion-Battery-1/32790079648.html?ws_ab_test=searchweb0_0,searchweb201602_4_10152_10151_10065_10344_10068_10342_10343_10059_10340_10314_10341_10534_100031_10084_10604_10083_10103_10307_10615_10303_10142,searchweb201603_32,ppcSwitch_4&amp;algo_expid=78c8626a-7661-4cc0-bf8c-5f1848d1f50d-2&amp;algo_pvid=78c8626a-7661-4cc0-bf8c-5f1848d1f50d&amp;priceBeautifyAB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D CAP KIT</text:p>
          </table:table-cell>
          <table:table-cell office:value-type="string" calcext:value-type="string">
            <text:p>4.7 µF 0603</text:p>
          </table:table-cell>
          <table:table-cell office:value-type="float" office:value="20" calcext:value-type="float">
            <text:p>20</text:p>
          </table:table-cell>
          <table:table-cell office:value-type="float" office:value="2.82" calcext:value-type="float">
            <text:p>2,82</text:p>
          </table:table-cell>
          <table:table-cell/>
          <table:table-cell office:value-type="string" calcext:value-type="string">
            <text:p>https://www.aliexpress.com/item/0603-SMD-Capacitor-assorted-kit-36values-20pcs-720pcs-1pF-10uF-Samples-Kit-electronic-diy-kit/32817046315.html?spm=2114.search0104.3.1.47967b2bHeWhWk&amp;ws_ab_test=searchweb0_0,searchweb201602_1_10320_10152_10321_10151_10065_10344_10068_10342_10547_10343_10322_10340_10548_10341_10193_10194_10617_10084_10616_10083_10304_10615_10307_10302_10180_10313_10059_10184_10534_100031_10319_10604_10103_10186_10142,searchweb201603_25,ppcSwitch_5&amp;algo_expid=27fe8c79-e4dd-4d7e-923b-a858c179009c-0&amp;algo_pvid=27fe8c79-e4dd-4d7e-923b-a858c179009c&amp;priceBeautifyAB=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 nF 06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0 µF 06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ONN PINS</text:p>
          </table:table-cell>
          <table:table-cell office:value-type="string" calcext:value-type="string">
            <text:p>5x 40 pin</text:p>
          </table:table-cell>
          <table:table-cell office:value-type="float" office:value="200" calcext:value-type="float">
            <text:p>200</text:p>
          </table:table-cell>
          <table:table-cell office:value-type="float" office:value="0.69" calcext:value-type="float">
            <text:p>0,69</text:p>
          </table:table-cell>
          <table:table-cell/>
          <table:table-cell office:value-type="string" calcext:value-type="string">
            <text:p>https://www.aliexpress.com/item/Promotion-5-PCS-Pack-40-Pin-2-54mm-Single-Row-Straight-Male-Female-Pin-Header-Strip/32598438788.html?spm=2114.search0104.3.23.252a42a0n6WNJI&amp;ws_ab_test=searchweb0_0,searchweb201602_1_10320_10152_10321_10151_10065_10344_10068_10342_10547_10343_10322_10340_10548_10341_10193_10194_10617_10084_10616_10083_10304_10615_10307_10302_10180_10313_10059_10184_10534_100031_10319_10604_10103_10186_10142,searchweb201603_25,ppcSwitch_5&amp;algo_expid=cbe5bac2-a481-42aa-9dfc-d7c7893bfe5b-3&amp;algo_pvid=cbe5bac2-a481-42aa-9dfc-d7c7893bfe5b&amp;priceBeautifyAB=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NN USB</text:p>
          </table:table-cell>
          <table:table-cell office:value-type="string" calcext:value-type="string">
            <text:p>Micro female</text:p>
          </table:table-cell>
          <table:table-cell office:value-type="float" office:value="3" calcext:value-type="float">
            <text:p>3</text:p>
          </table:table-cell>
          <table:table-cell office:value-type="float" office:value="2.16" calcext:value-type="float">
            <text:p>2,16</text:p>
          </table:table-cell>
          <table:table-cell/>
          <table:table-cell office:value-type="string" calcext:value-type="string">
            <text:p>https://www.aliexpress.com/item/Free-Shipping-10pcs-Micro-USB-5pin-B-type-Female-Connector-For-Mobile-Phone-Micro-USB/32696736555.html?s=p&amp;ws_ab_test=searchweb0_0,searchweb201602_4_10152_10151_10065_10344_10068_10342_10343_10059_10340_10314_10341_10534_100031_10084_10604_10083_10103_10307_10615_10303_10142,searchweb201603_32,ppcSwitch_4&amp;algo_expid=98ce454b-56c5-4d0a-ac45-41c21b12a34c-4&amp;algo_pvid=98ce454b-56c5-4d0a-ac45-41c21b12a34c&amp;priceBeautifyAB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PN TRANS</text:p>
          </table:table-cell>
          <table:table-cell office:value-type="string" calcext:value-type="string">
            <text:p>SOT-23</text:p>
          </table:table-cell>
          <table:table-cell office:value-type="float" office:value="100" calcext:value-type="float">
            <text:p>100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string" calcext:value-type="string">
            <text:p>https://www.aliexpress.com/item/Free-Shipping-100PCS-SMD-S8050-J3Y-NPN-SMD-Transistor-SOT-23/793888983.html?ws_ab_test=searchweb0_0,searchweb201602_4_10152_10151_10065_10344_10068_10342_10343_10059_10340_10314_10341_10534_100031_10084_10604_10083_10103_10307_10615_10303_10142,searchweb201603_32,ppcSwitch_4&amp;algo_expid=ef510f3a-2ad9-451c-839a-2fa7b17fa03c-0&amp;algo_pvid=ef510f3a-2ad9-451c-839a-2fa7b17fa03c&amp;priceBeautifyAB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D RES KIT</text:p>
          </table:table-cell>
          <table:table-cell office:value-type="string" calcext:value-type="string">
            <text:p>10k 0603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https://www.aliexpress.com/item/Free-shipping-Hot-sale-0603-SMD-Resistor-Kit-Assorted-Kit-1ohm-10M-ohm-1-36valuesX20pcs-720pcs/32359683117.html?spm=2114.search0104.3.1.6515c851c4Wxf1&amp;ws_ab_test=searchweb0_0,searchweb201602_1_10320_10152_10321_10151_10065_10344_10068_10342_10547_10343_10322_10340_10548_10341_10193_10194_10617_10084_10616_10083_10304_10615_10307_10302_10180_10313_10059_10184_10534_100031_10319_10604_10103_10186_10142,searchweb201603_25,ppcSwitch_5&amp;algo_expid=776daf57-cfcc-4d5d-91bd-4aef6e4736af-0&amp;algo_pvid=776daf57-cfcc-4d5d-91bd-4aef6e4736af&amp;priceBeautifyAB=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M 06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.5M 06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5.6k 06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4.7M 06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MD PTC</text:p>
          </table:table-cell>
          <table:table-cell office:value-type="string" calcext:value-type="string">
            <text:p>500 mA 0805</text:p>
          </table:table-cell>
          <table:table-cell office:value-type="float" office:value="20" calcext:value-type="float">
            <text:p>20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string" calcext:value-type="string">
            <text:p>https://www.aliexpress.com/item/20PCS-0805-500MA-0-5A-SMD-PTC-resettable-fuse/32705112154.html?ws_ab_test=searchweb0_0,searchweb201602_4_10152_10151_10065_10344_10068_10342_10343_10059_10340_10314_10341_10534_100031_10084_10604_10083_10103_10307_10615_10303_10142,searchweb201603_32,ppcSwitch_4&amp;algo_expid=540ea1f9-e552-44ed-aa49-a5fff85291b7-3&amp;algo_pvid=540ea1f9-e552-44ed-aa49-a5fff85291b7&amp;priceBeautifyAB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D SWITCH</text:p>
          </table:table-cell>
          <table:table-cell office:value-type="string" calcext:value-type="string">
            <text:p>SPDT slide</text:p>
          </table:table-cell>
          <table:table-cell office:value-type="float" office:value="50" calcext:value-type="float">
            <text:p>50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string" calcext:value-type="string">
            <text:p>https://www.aliexpress.com/item/MINI-micro-Slide-Switch-On-OFF-2-Position-1P2T-SPDT-Miniature-Horizontal-Slide-Switch-SMD-7/32841341185.html?spm=2114.search0104.3.93.c72368eWCt0eN&amp;ws_ab_test=searchweb0_0,searchweb201602_1_10320_10152_10321_10151_10065_10344_10068_10342_10547_10343_10322_10340_10548_10341_10193_10194_10617_10084_10616_10083_10304_10615_10307_10302_10180_10313_10059_10184_10534_100031_10319_10604_10103_10186_10142,searchweb201603_25,ppcSwitch_5&amp;algo_expid=9670bd5f-cb92-483b-8dc5-f18420be6ffa-13&amp;algo_pvid=9670bd5f-cb92-483b-8dc5-f18420be6ffa&amp;priceBeautifyAB=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USH BUTTON</text:p>
          </table:table-cell>
          <table:table-cell office:value-type="string" calcext:value-type="string">
            <text:p>THT tactile</text:p>
          </table:table-cell>
          <table:table-cell office:value-type="float" office:value="100" calcext:value-type="float">
            <text:p>100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string" calcext:value-type="string">
            <text:p>https://www.aliexpress.com/item/100pcs-6-6-5mm-4pin-Quality-Mini-Micro-Momentary-Tactile-Push-Button-Switch/32753141267.html?ws_ab_test=searchweb0_0,searchweb201602_4_10152_10151_10065_10344_10068_10342_10343_10059_10340_10314_10341_10534_100031_10084_10604_10083_10103_10307_10615_10303_10142,searchweb201603_32,ppcSwitch_4&amp;algo_expid=c17ea4dc-8590-4643-9c72-f15e9de75da3-30&amp;algo_pvid=c17ea4dc-8590-4643-9c72-f15e9de75da3&amp;priceBeautifyAB=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D MCU</text:p>
          </table:table-cell>
          <table:table-cell office:value-type="string" calcext:value-type="string">
            <text:p>stm32f030f4p6</text:p>
          </table:table-cell>
          <table:table-cell office:value-type="float" office:value="10" calcext:value-type="float">
            <text:p>10</text:p>
          </table:table-cell>
          <table:table-cell office:value-type="float" office:value="5.92" calcext:value-type="float">
            <text:p>5,92</text:p>
          </table:table-cell>
          <table:table-cell/>
          <table:table-cell office:value-type="string" calcext:value-type="string">
            <text:p>https://www.aliexpress.com/item/Free-Shipping-10PCS-STM32F030F4P6-STM32F030/32533209137.html?spm=2114.search0104.3.15.3e7490e8LYod8I&amp;ws_ab_test=searchweb0_0,searchweb201602_1_10320_10152_10321_10151_10065_10344_10068_10342_10547_10343_10322_10340_10548_10341_10193_10194_10617_10084_10616_10083_10304_10615_10307_10302_10180_10313_10059_10184_10534_100031_10319_10604_10103_10186_10142,searchweb201603_25,ppcSwitch_5&amp;algo_expid=4d2fbbc9-72b1-4e60-ae22-5b542cb99b10-2&amp;algo_pvid=4d2fbbc9-72b1-4e60-ae22-5b542cb99b10&amp;priceBeautifyAB=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DO</text:p>
          </table:table-cell>
          <table:table-cell office:value-type="string" calcext:value-type="string">
            <text:p>3.3V SOT-23-5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https://www.aliexpress.com/item/Original-XC6228D332VR-G-SOT-23-5-3-3V-Low-Dropout-Linear-Regulator-5pcs-lot/32829424231.html?spm=2114.search0104.3.9.76a08629D7dau9&amp;ws_ab_test=searchweb0_0,searchweb201602_1_10320_10152_10321_10151_10065_10344_10068_10342_10547_10343_10322_10340_10548_10341_10193_10194_10617_10084_10616_10083_10304_10615_10307_10302_10180_10313_10059_10184_10534_100031_10319_10604_10103_10186_10142,searchweb201603_25,ppcSwitch_5&amp;algo_expid=970e648a-dc2c-451e-a505-2ce8507b618f-1&amp;algo_pvid=970e648a-dc2c-451e-a505-2ce8507b618f&amp;priceBeautifyAB=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ART LED</text:p>
          </table:table-cell>
          <table:table-cell office:value-type="string" calcext:value-type="string">
            <text:p>WS2812B</text:p>
          </table:table-cell>
          <table:table-cell office:value-type="float" office:value="100" calcext:value-type="float">
            <text:p>100</text:p>
          </table:table-cell>
          <table:table-cell office:value-type="float" office:value="6.92" calcext:value-type="float">
            <text:p>6,92</text:p>
          </table:table-cell>
          <table:table-cell/>
          <table:table-cell office:value-type="string" calcext:value-type="string">
            <text:p>https://de.aliexpress.com/item/10-1000pcs-WS2812B-4pins-5050-SMD-Black-White-version-WS2812-Individually-Addressable-Digital-RGB-LED-Chip/32453497583.html?spm=a2g0x.search0104.3.17.2c02fd56HnXcQf&amp;ws_ab_test=searchweb0_0,searchweb201602_1_10320_10152_10321_10151_10065_10344_10068_10342_10547_10343_10322_10340_10548_10341_10193_10194_10617_10084_10616_10083_10304_10615_10307_10302_10180_10313_10059_10184_10534_100031_10319_10604_10103_10186_10142,searchweb201603_25,ppcSwitch_5&amp;algo_expid=413fc2f7-4fe4-4248-b44c-4eebb76f8d04-2&amp;algo_pvid=413fc2f7-4fe4-4248-b44c-4eebb76f8d04&amp;priceBeautifyAB=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OT</text:p>
          </table:table-cell>
          <table:table-cell office:value-type="string" calcext:value-type="string">
            <text:p>50k RV09</text:p>
          </table:table-cell>
          <table:table-cell office:value-type="float" office:value="10" calcext:value-type="float">
            <text:p>10</text:p>
          </table:table-cell>
          <table:table-cell office:value-type="float" office:value="2.34" calcext:value-type="float">
            <text:p>2,34</text:p>
          </table:table-cell>
          <table:table-cell/>
          <table:table-cell office:value-type="string" calcext:value-type="string">
            <text:p>https://de.aliexpress.com/item/5PCS-LOT-B50K-B503-RV09-Potentiometer-Adjustable-Resistance-12-5mm-Shaft-3-Pins-0932-Vertical-adjustable/32803687010.html?spm=a2g0x.search0104.3.30.b891a37xtOh9j&amp;ws_ab_test=searchweb0_0,searchweb201602_1_10320_10152_10321_10151_10065_10344_10068_10342_10547_10343_10322_10340_10548_10341_10193_10194_10617_10084_10616_10083_10304_10615_10307_10302_10180_10313_10059_10184_10534_100031_10319_10604_10103_10186_10142,searchweb201603_25,ppcSwitch_5&amp;algo_expid=e8ef6dcf-0bac-4821-9a2b-b311ff584833-4&amp;algo_pvid=e8ef6dcf-0bac-4821-9a2b-b311ff584833&amp;priceBeautifyAB=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SC</text:p>
          </table:table-cell>
          <table:table-cell office:value-type="string" calcext:value-type="string">
            <text:p>8MHz 0805</text:p>
          </table:table-cell>
          <table:table-cell office:value-type="float" office:value="10" calcext:value-type="float">
            <text:p>10</text:p>
          </table:table-cell>
          <table:table-cell office:value-type="float" office:value="3.12" calcext:value-type="float">
            <text:p>3,12</text:p>
          </table:table-cell>
          <table:table-cell/>
          <table:table-cell office:value-type="string" calcext:value-type="string">
            <text:p>https://de.aliexpress.com/store/product/Free-shiiping-10pcs-8MHz-10pF-3Pin-3213-smd-quartz-resonator-Crystal-oscillator/506373_32326095241.html?spm=a2g0x.10010108.1000023.18.1d4ddc19eVdq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um:</text:p>
          </table:table-cell>
          <table:table-cell table:formula="of:=SUM([.K44:.K65])" office:value-type="float" office:value="37.8" calcext:value-type="float">
            <text:p>37,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Shipping add:</text:p>
          </table:table-cell>
          <table:table-cell office:value-type="float" office:value="0.44" calcext:value-type="float">
            <text:p>0,4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OTAL:</text:p>
          </table:table-cell>
          <table:table-cell table:formula="of:=SUM([.K66:.K67])" office:value-type="float" office:value="38.24" calcext:value-type="float">
            <text:p>38,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.00.0000</text:date>, <text:time style:data-style-name="N2" text:time-value="12:00:43.587197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2T13:09:29.826703141</dc:date>
    <meta:editing-duration>PT39M27S</meta:editing-duration>
    <meta:editing-cycles>7</meta:editing-cycles>
    <meta:generator>LibreOffice/5.3.1.2$Linux_X86_64 LibreOffice_project/30m0$Build-2</meta:generator>
    <meta:document-statistic meta:table-count="1" meta:cell-count="366" meta:object-count="0"/>
  </office:meta>
</office:document-meta>
</file>